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4000000034AC9E65621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8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8cm" svg:height="11.4cm" svg:x="1.1cm" svg:y="1.4cm">
          <draw:image xlink:href="Pictures/10000000000004000000034AC9E65621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5-27T11:39:10</dc:date>
    <meta:document-statistic meta:object-count="1"/>
    <meta:generator>LibreOffice/3.6$Linux_X86_64 LibreOffice_project/360m1$Build-2</meta:generator>
  </office:meta>
</office:document-meta>
</file>